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072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7.751cm" fo:min-width="10.29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.39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814cm" fo:min-width="4.58cm"/>
    </style:style>
    <style:style style:name="gr7" style:family="graphic" style:parent-style-name="standard">
      <style:graphic-properties draw:textarea-horizontal-align="justify" draw:textarea-vertical-align="middle" draw:auto-grow-height="false" fo:min-height="0.29cm" fo:min-width="0.489cm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572cm" svg:height="1.397cm" svg:x="3.286cm" svg:y="3.794cm">
          <text:p text:style-name="P1">network moni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8.001cm" svg:x="2.27cm" svg:y="7.60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572cm" svg:height="1.397cm" svg:x="3.159cm" svg:y="9.128cm"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72cm" svg:height="1.397cm" svg:x="3.286cm" svg:y="11.795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72cm" svg:height="1.397cm" svg:x="3.667cm" svg:y="17.256cm">
          <text:p text:style-name="P1">link-level driv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508cm" svg:y1="6.461cm" svg:x2="19.796cm" svg:y2="6.588cm">
          <text:p/>
        </draw:line>
        <draw:line draw:style-name="gr3" draw:text-style-name="P3" draw:layer="layout" svg:x1="1.762cm" svg:y1="20.685cm" svg:x2="20.177cm" svg:y2="20.177cm">
          <text:p/>
        </draw:line>
        <draw:custom-shape draw:style-name="gr4" draw:text-style-name="P1" xml:id="id2" draw:id="id2" draw:layer="layout" svg:width="1.27cm" svg:height="0.635cm" svg:x="4.937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953cm" svg:y1="17.256cm" svg:x2="5.572cm" svg:y2="14.843cm" draw:start-shape="id1" draw:start-glue-point="0" draw:end-shape="id2" draw:end-glue-point="8" svg:d="M5953 17256l-381-2413" svg:viewBox="0 0 382 2414">
          <text:p/>
        </draw:connector>
        <draw:connector draw:style-name="gr5" draw:text-style-name="P3" draw:layer="layout" draw:type="line" svg:x1="5.572cm" svg:y1="14.208cm" svg:x2="5.572cm" svg:y2="13.192cm" draw:start-shape="id2" draw:start-glue-point="4" draw:end-shape="id3" draw:end-glue-point="2" svg:d="M5572 14208v-1016" svg:viewBox="0 0 1 1017">
          <text:p/>
        </draw:connector>
        <draw:connector draw:style-name="gr5" draw:text-style-name="P3" draw:layer="layout" draw:type="line" svg:x1="5.572cm" svg:y1="11.795cm" svg:x2="5.445cm" svg:y2="10.525cm" draw:start-shape="id3" draw:start-glue-point="0" draw:end-shape="id4" svg:d="M5572 11795l-127-1270" svg:viewBox="0 0 128 1271">
          <text:p/>
        </draw:connector>
        <draw:connector draw:style-name="gr5" draw:text-style-name="P3" draw:layer="layout" draw:type="line" svg:x1="5.445cm" svg:y1="9.128cm" svg:x2="5.572cm" svg:y2="5.191cm" draw:start-shape="id4" draw:start-glue-point="0" draw:end-shape="id5" draw:end-glue-point="2" svg:d="M5445 9128l127-3937" svg:viewBox="0 0 128 3938">
          <text:p/>
        </draw:connector>
        <draw:connector draw:style-name="gr5" draw:text-style-name="P3" draw:layer="layout" draw:type="line" svg:x1="6.173cm" svg:y1="22.394cm" svg:x2="5.953cm" svg:y2="18.653cm" draw:end-shape="id1" svg:d="M6173 22394l-220-3741" svg:viewBox="0 0 221 3742">
          <text:p/>
        </draw:connector>
        <draw:custom-shape draw:style-name="gr6" draw:text-style-name="P1" xml:id="id7" draw:id="id7" draw:layer="layout" svg:width="5.08cm" svg:height="4.064cm" svg:x="14.589cm" svg:y="10.144cm">
          <text:p text:style-name="P1">Protocol</text:p>
          <text:p text:style-name="P1">stack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1.397cm" svg:height="0.762cm" svg:x="16.36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953cm" svg:y1="17.256cm" svg:x2="17.066cm" svg:y2="15.732cm" draw:start-shape="id1" draw:start-glue-point="0" draw:end-shape="id6" draw:end-glue-point="8" svg:d="M5953 17256l11113-1524" svg:viewBox="0 0 11114 1525">
          <text:p/>
        </draw:connector>
        <draw:connector draw:style-name="gr5" draw:text-style-name="P3" draw:layer="layout" draw:type="line" svg:x1="17.066cm" svg:y1="14.97cm" svg:x2="17.129cm" svg:y2="14.208cm" draw:start-shape="id6" draw:start-glue-point="4" draw:end-shape="id7" draw:end-glue-point="2" svg:d="M17066 14970l63-762" svg:viewBox="0 0 64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30T11:43:44.234886658</meta:creation-date>
    <meta:generator>LibreOffice/6.0.7.3$Linux_X86_64 LibreOffice_project/00m0$Build-3</meta:generator>
    <dc:date>2021-04-30T11:49:07.928137378</dc:date>
    <meta:editing-duration>PT5M23S</meta:editing-duration>
    <meta:editing-cycles>3</meta:editing-cycles>
    <meta:document-statistic meta:object-count="17"/>
  </office:meta>
</office:document-meta>
</file>